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loadedAdviceTests.testExceptionOnConfigParsingWithMismatchedAdvic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verloadedAdviceTests.testExceptionOnConfigParsingWithAmbiguousAdvic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verloadedAdviceTestAspect.myBeforeAdvic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verloadedAdviceTestAspect.myBeforeAdvi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